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Aufgabe 2 (2 Punkte)</text:p>
          </table:table-cell>
          <table:table-cell table:style-name="ce6" office:value-type="string" calcext:value-type="string">
            <text:p>Musterlösung</text:p>
          </table:table-cell>
          <table:table-cell table:style-name="ce1" office:value-type="string" calcext:value-type="string">
            <text:p>C04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ceil(33696325/512) = 65814 Datenblöcke werden benötigt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direkt/einfach-/zweifach-indirekt: 1+1+128=130 <text:s text:c="10"/>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65814-(10+128+128^2) = 49292 Blöcke über dreifach-indirekt. <text:s text:c="24"/>3 * 128^2 + 128 + 12--&gt;391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esamt: 1 + 1 + 128 + 1 + 4 + 386 + 65814 + 1 Inode <text:s/>= 663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"/>
          <table:table-cell office:value-type="string" calcext:value-type="string">
            <text:p>ggf. -0.25 P. bei kleineren Fehlern, 0.5 P bei größeren</text:p>
            <text:p>           1 P. Abzug, wenn Rechnung nicht angegeben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 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Aufgabe 3 (2 Punkte)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5" office:value-type="float" office:value="0.5" calcext:value-type="float">
            <text:p>0.5</text:p>
          </table:table-cell>
          <table:table-cell table:style-name="ce9" office:value-type="string" calcext:value-type="string">
            <text:p>letzte Pfadkomponente von path mit filename 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stat() auf path, mtime mit mit st.st_mtime vergleich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ood berücksichtig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wenn hinreichend sinnvolle Fehlerausgaben mit strerror(errno) gemacht werd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</text:p>
          </table:table-cell>
          <table:table-cell table:style-name="ce8"/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5" table:number-rows-repeated="1048562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6:47:12.3344100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16:49:47.779540420</dc:date>
    <meta:editing-duration>PT13H58M3S</meta:editing-duration>
    <meta:editing-cycles>59</meta:editing-cycles>
    <meta:generator>LibreOffice/4.2.8.2$Linux_X86_64 LibreOffice_project/420m0$Build-2</meta:generator>
    <meta:document-statistic meta:table-count="1" meta:cell-count="34" meta:object-count="0"/>
  </office:meta>
</office:document-meta>
</file>